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b349" officeooo:paragraph-rsid="0010b349"/>
    </style:style>
    <style:style style:name="P2" style:family="paragraph" style:parent-style-name="Standard">
      <style:text-properties officeooo:rsid="0015eea5" officeooo:paragraph-rsid="0015eea5"/>
    </style:style>
    <style:style style:name="P3" style:family="paragraph" style:parent-style-name="Standard">
      <style:text-properties officeooo:rsid="001679c1" officeooo:paragraph-rsid="001679c1"/>
    </style:style>
    <style:style style:name="P4" style:family="paragraph" style:parent-style-name="Standard">
      <style:text-properties officeooo:rsid="0018c023" officeooo:paragraph-rsid="0018c023"/>
    </style:style>
    <style:style style:name="P5" style:family="paragraph" style:parent-style-name="Standard">
      <style:text-properties officeooo:rsid="0019fe31" officeooo:paragraph-rsid="0019fe31"/>
    </style:style>
    <style:style style:name="P6" style:family="paragraph" style:parent-style-name="Standard">
      <style:text-properties officeooo:rsid="001c56d5" officeooo:paragraph-rsid="001c56d5"/>
    </style:style>
    <style:style style:name="P7" style:family="paragraph" style:parent-style-name="Standard">
      <style:text-properties officeooo:rsid="001e09f4" officeooo:paragraph-rsid="001e09f4"/>
    </style:style>
    <style:style style:name="P8" style:family="paragraph" style:parent-style-name="Standard">
      <style:text-properties officeooo:rsid="001f745a" officeooo:paragraph-rsid="001f745a"/>
    </style:style>
    <style:style style:name="P9" style:family="paragraph" style:parent-style-name="Standard">
      <style:text-properties officeooo:rsid="00205eb7" officeooo:paragraph-rsid="00205eb7"/>
    </style:style>
    <style:style style:name="P10" style:family="paragraph" style:parent-style-name="Standard">
      <style:text-properties officeooo:rsid="00205eb7" officeooo:paragraph-rsid="00213145"/>
    </style:style>
    <style:style style:name="P11" style:family="paragraph" style:parent-style-name="Standard">
      <style:text-properties officeooo:rsid="00235548" officeooo:paragraph-rsid="00235548"/>
    </style:style>
    <style:style style:name="P12" style:family="paragraph" style:parent-style-name="Standard">
      <style:text-properties officeooo:rsid="0024d0d5" officeooo:paragraph-rsid="0024d0d5"/>
    </style:style>
    <style:style style:name="P13" style:family="paragraph" style:parent-style-name="Standard">
      <style:text-properties officeooo:rsid="00283f5a" officeooo:paragraph-rsid="0024d0d5"/>
    </style:style>
    <style:style style:name="P14" style:family="paragraph" style:parent-style-name="Standard">
      <style:text-properties officeooo:rsid="00283f5a" officeooo:paragraph-rsid="00283f5a"/>
    </style:style>
    <style:style style:name="T1" style:family="text">
      <style:text-properties officeooo:rsid="0013187e"/>
    </style:style>
    <style:style style:name="T2" style:family="text">
      <style:text-properties officeooo:rsid="001408b2"/>
    </style:style>
    <style:style style:name="T3" style:family="text">
      <style:text-properties officeooo:rsid="00142283"/>
    </style:style>
    <style:style style:name="T4" style:family="text">
      <style:text-properties fo:font-weight="bold" officeooo:rsid="0014228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2283" style:font-weight-asian="normal" style:font-weight-complex="normal"/>
    </style:style>
    <style:style style:name="T7" style:family="text">
      <style:text-properties fo:font-weight="normal" officeooo:rsid="0016d3b5" style:font-weight-asian="normal" style:font-weight-complex="normal"/>
    </style:style>
    <style:style style:name="T8" style:family="text">
      <style:text-properties fo:font-weight="normal" officeooo:rsid="0018c023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fe3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213145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f25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fe3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bc6d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09f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6f25c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eca91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26eea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45b57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4d0d5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83f5a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99f80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01/18</text:p>
      <text:p text:style-name="P1"/>
      <text:p text:style-name="P1">- <text:span text:style-name="T1">Queues are FIFO</text:span></text:p>
      <text:p text:style-name="P1"/>
      <text:p text:style-name="P1">- <text:span text:style-name="T2">Front points to first node, end points to last node</text:span></text:p>
      <text:p text:style-name="P1"/>
      <text:p text:style-name="P1">- <text:span text:style-name="T3">pop and push terms are </text:span><text:span text:style-name="T4">enqueue </text:span><text:span text:style-name="T6">and </text:span><text:span text:style-name="T4">dequeue</text:span></text:p>
      <text:p text:style-name="P1"><text:span text:style-name="T6"/></text:p>
      <text:p text:style-name="P2"><text:span text:style-name="T6">&gt;</text:span></text:p>
      <text:p text:style-name="P2"><text:span text:style-name="T6"><text:tab/></text:span><text:span text:style-name="T5">void enqueue(item) {</text:span></text:p>
      <text:p text:style-name="P2"><text:span text:style-name="T5"><text:tab/><text:tab/>box = new box(item)</text:span></text:p>
      <text:p text:style-name="P2"><text:span text:style-name="T5"><text:tab/><text:tab/>_end → next = box</text:span></text:p>
      <text:p text:style-name="P2"><text:span text:style-name="T5"><text:tab/><text:tab/>_end = box</text:span></text:p>
      <text:p text:style-name="P2"><text:span text:style-name="T5"><text:tab/></text:span><text:span text:style-name="T8">}</text:span></text:p>
      <text:p text:style-name="P2"><text:span text:style-name="T5"><text:tab/><text:tab/>//</text:span><text:span text:style-name="T9">O(1)</text:span></text:p>
      <text:p text:style-name="P2"><text:span text:style-name="T5">&lt;</text:span></text:p>
      <text:p text:style-name="P3"><text:span text:style-name="T5">&gt;</text:span></text:p>
      <text:p text:style-name="P3"><text:span text:style-name="T5"><text:tab/></text:span><text:span text:style-name="T7">data</text:span><text:span text:style-name="T5"> dequeue</text:span><text:span text:style-name="T7">()</text:span><text:span text:style-name="T8"> {</text:span></text:p>
      <text:p text:style-name="P3"><text:span text:style-name="T5"><text:tab/><text:tab/>val = _front → val</text:span></text:p>
      <text:p text:style-name="P3"><text:span text:style-name="T5"><text:tab/><text:tab/>old_front = _front</text:span></text:p>
      <text:p text:style-name="P3"><text:span text:style-name="T5"><text:tab/><text:tab/>_front = _front → next</text:span></text:p>
      <text:p text:style-name="P3"><text:span text:style-name="T5"><text:tab/><text:tab/>delete old_front</text:span></text:p>
      <text:p text:style-name="P3"><text:span text:style-name="T5"><text:tab/><text:tab/></text:span><text:span text:style-name="T7">return vavl;</text:span></text:p>
      <text:p text:style-name="P3"><text:span text:style-name="T5"><text:tab/></text:span><text:span text:style-name="T8">}<text:tab/><text:tab/><text:tab/><text:tab/></text:span><text:span text:style-name="T5">//</text:span><text:span text:style-name="T9">O(1)</text:span></text:p>
      <text:p text:style-name="P3"><text:span text:style-name="T9">&lt;</text:span></text:p>
      <text:p text:style-name="P3"><text:span text:style-name="T9"/></text:p>
      <text:p text:style-name="P3"><text:span text:style-name="T9">- </text:span><text:span text:style-name="T18">end </text:span><text:span text:style-name="T14">is a logical boundry as opposed to a physical boundry (i.e. last index in an array)</text:span></text:p>
      <text:p text:style-name="P3"><text:span text:style-name="T14"/></text:p>
      <text:p text:style-name="P4"><text:span text:style-name="T14">&gt;</text:span></text:p>
      <text:p text:style-name="P4"><text:span text:style-name="T14"><text:tab/></text:span><text:span text:style-name="T13">void enqueue(item) </text:span><text:span text:style-name="T15">{</text:span></text:p>
      <text:p text:style-name="P4"><text:span text:style-name="T15"><text:tab/><text:tab/>_data[end] = item;</text:span></text:p>
      <text:p text:style-name="P4"><text:span text:style-name="T15"><text:tab/><text:tab/>_end++;</text:span></text:p>
      <text:p text:style-name="P4"><text:span text:style-name="T15"><text:tab/>}<text:tab/><text:tab/><text:tab/><text:tab/>//</text:span><text:span text:style-name="T10">O(1)</text:span></text:p>
      <text:p text:style-name="P5"><text:span text:style-name="T13">&lt;</text:span></text:p>
      <text:p text:style-name="P5"><text:span text:style-name="T15"/></text:p>
      <text:p text:style-name="P5"><text:span text:style-name="T13">- </text:span><text:span text:style-name="T16">vectors tend to double in size (?)</text:span></text:p>
      <text:p text:style-name="P5"><text:span text:style-name="T16"/></text:p>
      <text:p text:style-name="P6"><text:span text:style-name="T16">&gt;</text:span></text:p>
      <text:p text:style-name="P6"><text:span text:style-name="T16"><text:tab/></text:span><text:span text:style-name="T13">data dequeue(){</text:span></text:p>
      <text:p text:style-name="P6"><text:span text:style-name="T13"><text:tab/><text:tab/>val = _data[0];</text:span></text:p>
      <text:p text:style-name="P6"><text:span text:style-name="T13"><text:tab/><text:tab/>for(int x = 0; x &lt; data.size(); i++){</text:span></text:p>
      <text:p text:style-name="P6"><text:span text:style-name="T13"><text:tab/><text:tab/><text:tab/>data[x] = data[x++];</text:span></text:p>
      <text:p text:style-name="P6"><text:span text:style-name="T13"><text:tab/><text:tab/>}</text:span></text:p>
      <text:p text:style-name="P6"><text:span text:style-name="T13"><text:tab/><text:tab/>_end--;</text:span></text:p>
      <text:p text:style-name="P6"><text:span text:style-name="T13"><text:tab/>}<text:tab/><text:tab/><text:tab/><text:tab/>//</text:span><text:span text:style-name="T9">O(N)</text:span></text:p>
      <text:p text:style-name="P6"><text:span text:style-name="T13"/></text:p>
      <text:p text:style-name="P6"><text:span text:style-name="T13"/></text:p>
      <text:p text:style-name="P6"><text:soft-page-break/><text:span text:style-name="T17">&gt;</text:span></text:p>
      <text:p text:style-name="P6"><text:span text:style-name="T17"><text:tab/>void enqueue(item){</text:span></text:p>
      <text:p text:style-name="P6"><text:span text:style-name="T17"><text:tab/><text:tab/>checksize();</text:span></text:p>
      <text:p text:style-name="P6"><text:span text:style-name="T17"><text:tab/><text:tab/>_data[end] = item;</text:span></text:p>
      <text:p text:style-name="P6"><text:span text:style-name="T17"><text:tab/><text:tab/>_end++;</text:span></text:p>
      <text:p text:style-name="P7"><text:span text:style-name="T13">&lt;</text:span></text:p>
      <text:p text:style-name="P7"><text:span text:style-name="T13">&gt;</text:span></text:p>
      <text:p text:style-name="P7"><text:span text:style-name="T13"><text:tab/>data dequeue() {</text:span></text:p>
      <text:p text:style-name="P7"><text:span text:style-name="T13"><text:tab/><text:tab/>val = </text:span><text:span text:style-name="T19">_data[front]</text:span></text:p>
      <text:p text:style-name="P7"><text:span text:style-name="T19"><text:tab/><text:tab/>_front++;</text:span></text:p>
      <text:p text:style-name="P7"><text:span text:style-name="T19"><text:tab/>}</text:span></text:p>
      <text:p text:style-name="P7"><text:span text:style-name="T19">&lt;</text:span></text:p>
      <text:p text:style-name="P7"><text:span text:style-name="T19"/></text:p>
      <text:p text:style-name="P7"><text:span text:style-name="T19">- </text:span><text:span text:style-name="T20">Getting end to wrap around</text:span></text:p>
      <text:p text:style-name="P7"><text:span text:style-name="T20"/></text:p>
      <text:p text:style-name="P8"><text:span text:style-name="T20">&gt;</text:span></text:p>
      <text:p text:style-name="P8"><text:span text:style-name="T20"><text:tab/></text:span><text:span text:style-name="T19">data dequeue() {<text:line-break/><text:tab/><text:tab/>val = _data[_front] ;</text:span></text:p>
      <text:p text:style-name="P8"><text:span text:style-name="T19"><text:tab/><text:tab/>_front++;</text:span></text:p>
      <text:p text:style-name="P8"><text:span text:style-name="T19"><text:tab/><text:tab/>if(_front &gt;= _data.size())</text:span></text:p>
      <text:p text:style-name="P8"><text:span text:style-name="T19"><text:tab/><text:tab/><text:tab/>_front = 0;</text:span></text:p>
      <text:p text:style-name="P8"><text:span text:style-name="T19"><text:tab/>}</text:span></text:p>
      <text:p text:style-name="P8"><text:span text:style-name="T19">&lt;</text:span></text:p>
      <text:p text:style-name="P9"><text:span text:style-name="T19">&gt;</text:span></text:p>
      <text:p text:style-name="P9"><text:span text:style-name="T19"><text:tab/>data dequeue(){</text:span></text:p>
      <text:p text:style-name="P9"><text:span text:style-name="T19"><text:tab/><text:tab/>val = _data[_front];</text:span></text:p>
      <text:p text:style-name="P9"><text:span text:style-name="T19"><text:tab/><text:tab/>_front=(_front+1)%_data.size()</text:span></text:p>
      <text:p text:style-name="P10"><text:span text:style-name="T19"><text:tab/>}<text:tab/></text:span></text:p>
      <text:p text:style-name="P10"><text:span text:style-name="T19"><text:tab/></text:span><text:span text:style-name="T11">// </text:span><text:span text:style-name="T12">This algo is also O(N) but is slightly faster than the previous due to <text:tab/><text:tab/><text:tab/>// the lack of an if check</text:span></text:p>
      <text:p text:style-name="P9"><text:span text:style-name="T19">&lt;</text:span></text:p>
      <text:p text:style-name="P9"><text:span text:style-name="T19"/></text:p>
      <text:p text:style-name="P9"><text:span text:style-name="T19">- </text:span><text:span text:style-name="T21">A queue that wraps around is known as a circular queue</text:span></text:p>
      <text:p text:style-name="P9"><text:span text:style-name="T21"/></text:p>
      <text:p text:style-name="P11"><text:span text:style-name="T21">&gt;</text:span></text:p>
      <text:p text:style-name="P11"><text:span text:style-name="T21"><text:tab/></text:span><text:span text:style-name="T19">search(int start){</text:span></text:p>
      <text:p text:style-name="P11"><text:span text:style-name="T19"><text:tab/><text:tab/>container to_search;</text:span></text:p>
      <text:p text:style-name="P11"><text:span text:style-name="T19"><text:tab/><text:tab/>to_search.add(start);</text:span></text:p>
      <text:p text:style-name="P11"><text:span text:style-name="T19"><text:tab/><text:tab/>while(to_search != empty)</text:span></text:p>
      <text:p text:style-name="P11"><text:span text:style-name="T19"><text:tab/><text:tab/><text:tab/></text:span><text:span text:style-name="T23">i = </text:span><text:span text:style-name="T19">remo</text:span><text:span text:style-name="T22">v</text:span><text:span text:style-name="T19">e from container</text:span></text:p>
      <text:p text:style-name="P11"><text:span text:style-name="T19"><text:tab/><text:tab/><text:tab/></text:span><text:span text:style-name="T23">if (i+1 in bounds and not previously examined)</text:span></text:p>
      <text:p text:style-name="P11"><text:span text:style-name="T23"><text:tab/><text:tab/><text:tab/><text:tab/>add i+1 to container</text:span></text:p>
      <text:p text:style-name="P11"><text:span text:style-name="T23"><text:tab/><text:tab/><text:tab/>if (i-1 in bounds and preiously examined)</text:span></text:p>
      <text:p text:style-name="P11"><text:span text:style-name="T23"><text:tab/><text:tab/><text:tab/><text:tab/>add i-1 to container</text:span></text:p>
      <text:p text:style-name="P12"><text:span text:style-name="T19">&lt;<text:line-break/></text:span></text:p>
      <text:p text:style-name="P12"><text:span text:style-name="T19"/></text:p>
      <text:p text:style-name="P12"><text:span text:style-name="T19"/></text:p>
      <text:p text:style-name="P12"><text:soft-page-break/><text:span text:style-name="T19">- </text:span><text:span text:style-name="T24">Enqueue and dequeue on a circular queue</text:span></text:p>
      <text:p text:style-name="P13"><text:span text:style-name="T25">* Code in professors repo</text:span></text:p>
      <text:p text:style-name="P13"><text:span text:style-name="T25"/></text:p>
      <text:p text:style-name="P13"><text:span text:style-name="T25"/></text:p>
      <text:p text:style-name="P14"><text:span text:style-name="T25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8:58:14.144965522</meta:creation-date>
    <dc:date>2018-02-01T10:13:23.341686538</dc:date>
    <meta:editing-duration>PT54M40S</meta:editing-duration>
    <meta:editing-cycles>23</meta:editing-cycles>
    <meta:generator>LibreOffice/5.4.4.2$Linux_X86_64 LibreOffice_project/40m0$Build-2</meta:generator>
    <meta:document-statistic meta:table-count="0" meta:image-count="0" meta:object-count="0" meta:page-count="3" meta:paragraph-count="79" meta:word-count="263" meta:character-count="1453" meta:non-whitespace-character-count="1156"/>
  </office:meta>
</office:document-meta>
</file>